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Ui-monospace" svg:font-family="Ui-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37cm"/>
    </style:style>
    <style:style style:name="co2" style:family="table-column">
      <style:table-column-properties fo:break-before="auto" style:column-width="6.653cm"/>
    </style:style>
    <style:style style:name="co3" style:family="table-column">
      <style:table-column-properties fo:break-before="auto" style:column-width="12.236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12.3cm"/>
    </style:style>
    <style:style style:name="co7" style:family="table-column">
      <style:table-column-properties fo:break-before="auto" style:column-width="15.42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2.738cm" fo:break-before="auto" style:use-optimal-row-height="true"/>
    </style:style>
    <style:style style:name="ro6" style:family="table-row">
      <style:table-row-properties style:row-height="2.29cm" fo:break-before="auto" style:use-optimal-row-height="true"/>
    </style:style>
    <style:style style:name="ta1" style:family="table" style:master-page-name="PageStyle_5f_LITERATURE_5f_RELATIONSHIP">
      <style:table-properties table:display="true" style:writing-mode="lr-tb"/>
    </style:style>
    <style:style style:name="ta2" style:family="table" style:master-page-name="PageStyle_5f_REFERENCES">
      <style:table-properties table:display="true" style:writing-mode="lr-tb"/>
    </style:style>
    <style:style style:name="ce1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f2328" style:text-outline="false" style:text-line-through-style="none" style:text-line-through-type="none" style:font-name="Ui-monospace" fo:font-size="11pt" fo:font-style="normal" fo:text-shadow="none" style:text-underline-style="none" fo:font-weight="bold" style:font-size-asian="11pt" style:font-style-asian="normal" style:font-weight-asian="bold" style:font-name-complex="Ui-monospace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b7b7b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  <style:style style:name="T3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4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5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8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TERATURE_RELATIONSHI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LIT_OPERATOR</text:p>
          </table:table-cell>
          <table:table-cell table:style-name="ce1" office:value-type="string" calcext:value-type="string">
            <text:p>DESCRIPTION</text:p>
          </table:table-cell>
          <table:table-cell table:style-name="ce10" office:value-type="string" calcext:value-type="string">
            <text:p>RELATED_TO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 table:number-columns-spanned="1" table:number-rows-spanned="7">
            <text:p>Jabbarvand and Malek</text:p>
          </table:table-cell>
          <table:table-cell table:style-name="ce6" office:value-type="string" calcext:value-type="string">
            <text:p>LUF_T, LUF_D</text:p>
          </table:table-cell>
          <table:table-cell table:style-name="ce8" office:value-type="string" calcext:value-type="string">
            <text:p>Increase Location Update Frequency</text:p>
          </table:table-cell>
          <table:table-cell table:style-name="ce11" office:value-type="string" calcext:value-type="string">
            <text:p>DVO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6" office:value-type="string" calcext:value-type="string">
            <text:p>LRP_C, LRP_A</text:p>
          </table:table-cell>
          <table:table-cell table:style-name="ce8" office:value-type="string" calcext:value-type="string">
            <text:p>Change Location Request Provider</text:p>
          </table:table-cell>
          <table:table-cell table:style-name="ce11" office:value-type="string" calcext:value-type="string">
            <text:p>RLPDR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6" office:value-type="string" calcext:value-type="string">
            <text:p>RLU, RLU_P, RLU_D</text:p>
          </table:table-cell>
          <table:table-cell table:style-name="ce8" office:value-type="string" calcext:value-type="string">
            <text:p>Redundant Location Update</text:p>
          </table:table-cell>
          <table:table-cell table:style-name="ce11" office:value-type="string" calcext:value-type="string">
            <text:p>DDM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6" office:value-type="string" calcext:value-type="string">
            <text:p>LKL</text:p>
          </table:table-cell>
          <table:table-cell table:style-name="ce8" office:value-type="string" calcext:value-type="string">
            <text:p>Voiding Last Known Location</text:p>
          </table:table-cell>
          <table:table-cell table:style-name="ce11" office:value-type="string" calcext:value-type="string">
            <text:p>RCTDGM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6" office:value-type="string" calcext:value-type="string">
            <text:p>UAB</text:p>
          </table:table-cell>
          <table:table-cell table:style-name="ce8" office:value-type="string" calcext:value-type="string">
            <text:p>Unnecessary Active Bluetooth</text:p>
          </table:table-cell>
          <table:table-cell table:style-name="ce11" office:value-type="string" calcext:value-type="string">
            <text:p>SCDM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6" office:value-type="string" calcext:value-type="string">
            <text:p>FDB_H, FDB_S</text:p>
          </table:table-cell>
          <table:table-cell table:style-name="ce8" office:value-type="string" calcext:value-type="string">
            <text:p>Frequently Discover Bluetooth Devices</text:p>
          </table:table-cell>
          <table:table-cell table:style-name="ce11" office:value-type="string" calcext:value-type="string">
            <text:p>DVO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6" office:value-type="string" calcext:value-type="string">
            <text:p>RBD</text:p>
          </table:table-cell>
          <table:table-cell table:style-name="ce8" office:value-type="string" calcext:value-type="string">
            <text:p>Redundant Bluetooth Discovery</text:p>
          </table:table-cell>
          <table:table-cell table:style-name="ce11" office:value-type="string" calcext:value-type="string">
            <text:p>DDM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 table:number-columns-spanned="1" table:number-rows-spanned="3">
            <text:p>Linares-Vásquez et al.</text:p>
          </table:table-cell>
          <table:table-cell table:style-name="ce6" office:value-type="string" calcext:value-type="string">
            <text:p>NullGPSLocation</text:p>
          </table:table-cell>
          <table:table-cell table:style-name="ce8" office:value-type="string" calcext:value-type="string">
            <text:p>Inject a Null GPS location in the location services</text:p>
          </table:table-cell>
          <table:table-cell table:style-name="ce11" office:value-type="string" calcext:value-type="string">
            <text:p>NDI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6" office:value-type="string" calcext:value-type="string">
            <text:p>BluetoothAdapterAlwaysEnabled</text:p>
          </table:table-cell>
          <table:table-cell table:style-name="ce8" office:value-type="string" calcext:value-type="string">
            <text:p>Replace a BluetoothAdapter.isEnabled() call with“true”</text:p>
          </table:table-cell>
          <table:table-cell table:style-name="ce11" office:value-type="string" calcext:value-type="string">
            <text:p>SCDM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6" office:value-type="string" calcext:value-type="string">
            <text:p>NullBluetoothAdapter</text:p>
          </table:table-cell>
          <table:table-cell table:style-name="ce8" office:value-type="string" calcext:value-type="string">
            <text:p>Replace a BluetoothAdapter instance with null</text:p>
          </table:table-cell>
          <table:table-cell table:style-name="ce11" office:value-type="string" calcext:value-type="string">
            <text:p>NDID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Deng et al. </text:p>
          </table:table-cell>
          <table:table-cell table:style-name="ce6" office:value-type="string" calcext:value-type="string">
            <text:p>LCM</text:p>
          </table:table-cell>
          <table:table-cell table:style-name="ce8" office:value-type="string" calcext:value-type="string">
            <text:p>injects code to modify the attribute values of every location variable,</text:p>
            <text:p>in terms of its latitude, longitude, altitude, and speed, with</text:p>
            <text:p>pre-defined values</text:p>
          </table:table-cell>
          <table:table-cell table:style-name="ce11" office:value-type="string" calcext:value-type="string">
            <text:p>RCTDGM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 table:number-columns-spanned="1" table:number-rows-spanned="2">
            <text:p>Liu et al. </text:p>
          </table:table-cell>
          <table:table-cell table:style-name="ce7" office:value-type="string" calcext:value-type="string">
            <text:p>NullLocation</text:p>
          </table:table-cell>
          <table:table-cell table:style-name="ce9" office:value-type="string" calcext:value-type="string">
            <text:p>Replace a BluetoothAdapter instance with null</text:p>
          </table:table-cell>
          <table:table-cell table:style-name="ce11" office:value-type="string" calcext:value-type="string">
            <text:p>NDID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7" office:value-type="string" calcext:value-type="string">
            <text:p>NullBluetoothAdapter</text:p>
          </table:table-cell>
          <table:table-cell table:style-name="ce9" office:value-type="string" calcext:value-type="string">
            <text:p>Inject a Null GPS location in the location services</text:p>
          </table:table-cell>
          <table:table-cell table:style-name="ce11" office:value-type="string" calcext:value-type="string">
            <text:p>NDID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FERENCES" table:style-name="ta2">
        <office:forms form:automatic-focus="false" form:apply-design-mode="false"/>
        <table:table-column table:style-name="co7" table:default-cell-style-name="Default"/>
        <table:table-column table:style-name="co5" table:number-columns-repeated="1023" table:default-cell-style-name="Default"/>
        <table:table-row table:style-name="ro4">
          <table:table-cell table:style-name="ce8" office:value-type="string" calcext:value-type="string">
            <text:p><text:span text:style-name="T1">Lin Deng, Jeff Offutt, and David Samudio. 2017. </text:span><text:span text:style-name="T2">Is Mutation Analysis Effective</text:span></text:p>
            <text:p><text:span text:style-name="T3">at Testing Android Apps?</text:span><text:span text:style-name="T4">. In 2017 IEEE International Conference on Software</text:span></text:p>
            <text:p><text:span text:style-name="T5">Quality, Reliability and Security (QRS). IEEE, Prague, Czech Republic, 86–93.</text:span></text:p>
            <text:p><text:span text:style-name="T5">doi:10.1109/QRS.2017.19</text:span></text:p>
          </table:table-cell>
          <table:table-cell table:number-columns-repeated="1023"/>
        </table:table-row>
        <table:table-row table:style-name="ro4">
          <table:table-cell table:style-name="ce8" office:value-type="string" calcext:value-type="string">
            <text:p><text:span text:style-name="T1">Reyhaneh Jabbarvand and Sam Malek. 2017.</text:span><text:span text:style-name="T2"> μDroid: an energy-aware mutation</text:span></text:p>
            <text:p><text:span text:style-name="T3">testing framework for Android. </text:span><text:span text:style-name="T4">In Proceedings of the 2017 11th Joint Meeting on</text:span></text:p>
            <text:p><text:span text:style-name="T5">Foundations of Software Engineering (ESEC/FSE 2017). Association for Computing</text:span></text:p>
            <text:p><text:span text:style-name="T5">Machinery, New York, NY, USA, 208–219. doi:10.1145/3106237.3106244</text:span></text:p>
          </table:table-cell>
          <table:table-cell table:number-columns-repeated="1023"/>
        </table:table-row>
        <table:table-row table:style-name="ro5">
          <table:table-cell table:style-name="ce8" office:value-type="string" calcext:value-type="string">
            <text:p><text:span text:style-name="T5">Mario Linares-Vásquez, Gabriele Bavota, Michele Tufano, Kevin Moran, Massi-</text:span></text:p>
            <text:p><text:span text:style-name="T5">miliano Di Penta, Christopher Vendome, Carlos Bernal-Cárdenas, and Denys</text:span></text:p>
            <text:p><text:span text:style-name="T6">Poshyvanyk. 2017. </text:span><text:span text:style-name="T7">Enabling mutation testing for Android apps.</text:span><text:span text:style-name="T8"> In Proceedings of</text:span></text:p>
            <text:p><text:span text:style-name="T5">the 2017 11th Joint Meeting on Foundations of Software Engineering (Paderborn,</text:span></text:p>
            <text:p><text:span text:style-name="T5">Germany) (ESEC/FSE 2017). Association for Computing Machinery, New York,</text:span></text:p>
            <text:p><text:span text:style-name="T5">NY, USA, 233–244. doi:10.1145/3106237.3106275</text:span></text:p>
          </table:table-cell>
          <table:table-cell table:number-columns-repeated="1023"/>
        </table:table-row>
        <table:table-row table:style-name="ro6">
          <table:table-cell table:style-name="ce8" office:value-type="string" calcext:value-type="string">
            <text:p><text:span text:style-name="T1">Jian Liu, Xusheng Xiao, Lihua Xu, Liang Dou, and Andy Podgurski. 2020. </text:span><text:span text:style-name="T2">Droid-</text:span></text:p>
            <text:p><text:span text:style-name="T3">Mutator: an effective mutation analysis tool for Android applications.</text:span><text:span text:style-name="T4"> In Pro-</text:span></text:p>
            <text:p><text:span text:style-name="T5">ceedings of the ACM/IEEE 42nd International Conference on Software Engineering:</text:span></text:p>
            <text:p><text:span text:style-name="T5">Companion Proceedings (Seoul, South Korea) (ICSE ’20). Association for Comput-</text:span></text:p>
            <text:p><text:span text:style-name="T5">ing Machinery, New York, NY, USA, 77–80. doi:10.1145/3377812.3382134</text:span></text:p>
          </table:table-cell>
          <table:table-cell table:number-columns-repeated="1023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Ui-monospace" svg:font-family="Ui-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10:43:34.911420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TERATURE_5f_RELATIONSHIP" style:display-name="PageStyle_LITERATURE_RELATIONSHI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FERENCES" style:display-name="PageStyle_REFEREN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5-04-15T10:44:15.051343499</dc:date>
    <meta:editing-duration>PT39S</meta:editing-duration>
    <meta:editing-cycles>2</meta:editing-cycles>
    <meta:document-statistic meta:table-count="2" meta:cell-count="51" meta:object-count="0"/>
  </office:meta>
</office:document-meta>
</file>